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background-color="#ffff00"/>
    </style:style>
    <style:style style:name="P3" style:family="paragraph" style:parent-style-name="Standard">
      <style:paragraph-properties fo:margin-top="0cm" fo:margin-bottom="0.499cm"/>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 style:family="paragraph">
      <style:paragraph-properties fo:text-align="start"/>
    </style:style>
    <style:style style:name="T1" style:family="text">
      <style:text-properties style:text-position="-33% 80%"/>
    </style:style>
    <style:style style:name="T2" style:family="text">
      <style:text-properties fo:background-color="#ffff00"/>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 xlink:type="simple">
          <form:radio form:name="q2" form:control-implementation="ooo:com.sun.star.form.component.RadioButton" xml:id="control1" form:id="control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2" form:id="control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3" form:id="control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4" form:id="control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5" form:id="control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6" form:id="control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7" form:id="control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8" form:id="control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9" form:id="control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0" form:id="control1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1" form:id="control1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2" form:id="control1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3" form:id="control1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4" form:id="control1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5" form:id="control1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6" form:id="control1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7" form:id="control1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3" form:control-implementation="ooo:com.sun.star.form.component.RadioButton" xml:id="control18" form:id="control1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19" form:id="control1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0" form:id="control2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1" form:id="control2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2" form:id="control2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3" form:id="control2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4" form:id="control2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5" form:id="control2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6" form:id="control2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4" form:control-implementation="ooo:com.sun.star.form.component.RadioButton" xml:id="control27" form:id="control2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8" form:id="control2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9" form:id="control2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30" form:id="control3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31" form:id="control3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32" form:id="control3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33" form:id="control3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34" form:id="control3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35" form:id="control3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36" form:id="control3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7" form:id="control3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8" form:id="control3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39" form:id="control3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0" form:id="control4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1" form:id="control4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2" form:id="control4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3" form:id="control4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4" form:id="control4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45" form:id="control4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46" form:id="control4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47" form:id="control4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48" form:id="control4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49" form:id="control4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0" form:id="control5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1" form:id="control5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2" form:id="control5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3" form:id="control5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54" form:id="control5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5" form:id="control5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6" form:id="control5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7" form:id="control5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8" form:id="control5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59" form:id="control5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60" form:id="control6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61" form:id="control6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62" form:id="control6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63" form:id="control6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4" form:id="control6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5" form:id="control6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6" form:id="control6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7" form:id="control6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8" form:id="control6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69" form:id="control6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70" form:id="control7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71" form:id="control7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9" form:control-implementation="ooo:com.sun.star.form.component.RadioButton" xml:id="control72" form:id="control7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3" form:id="control7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4" form:id="control7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5" form:id="control7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6" form:id="control7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7" form:id="control7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8" form:id="control7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79" form:id="control7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2" form:control-implementation="ooo:com.sun.star.form.component.RadioButton" xml:id="control80" form:id="control8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81" form:id="control8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82" form:id="control8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83" form:id="control8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84" form:id="control8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85" form:id="control8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86" form:id="control8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87" form:id="control8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3" form:control-implementation="ooo:com.sun.star.form.component.RadioButton" xml:id="control88" form:id="control8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89" form:id="control8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90" form:id="control9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91" form:id="control9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92" form:id="control9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93" form:id="control9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94" form:id="control9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95" form:id="control9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4" form:control-implementation="ooo:com.sun.star.form.component.RadioButton" xml:id="control96" form:id="control9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97" form:id="control9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98" form:id="control9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99" form:id="control9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00" form:id="control10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01" form:id="control10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02" form:id="control10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03" form:id="control10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5" form:control-implementation="ooo:com.sun.star.form.component.RadioButton" xml:id="control104" form:id="control10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6" form:control-implementation="ooo:com.sun.star.form.component.RadioButton" xml:id="control105" form:id="control10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6" form:control-implementation="ooo:com.sun.star.form.component.RadioButton" xml:id="control106" form:id="control10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6" form:control-implementation="ooo:com.sun.star.form.component.RadioButton" xml:id="control107" form:id="control10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6" form:control-implementation="ooo:com.sun.star.form.component.RadioButton" xml:id="control108" form:id="control10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6" form:control-implementation="ooo:com.sun.star.form.component.RadioButton" xml:id="control109" form:id="control10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6" form:control-implementation="ooo:com.sun.star.form.component.RadioButton" xml:id="control110" form:id="control11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6" form:control-implementation="ooo:com.sun.star.form.component.RadioButton" xml:id="control111" form:id="control11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6" form:control-implementation="ooo:com.sun.star.form.component.RadioButton" xml:id="control112" form:id="control11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7" form:control-implementation="ooo:com.sun.star.form.component.RadioButton" xml:id="control113" form:id="control11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7" form:control-implementation="ooo:com.sun.star.form.component.RadioButton" xml:id="control114" form:id="control11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7" form:control-implementation="ooo:com.sun.star.form.component.RadioButton" xml:id="control115" form:id="control11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7" form:control-implementation="ooo:com.sun.star.form.component.RadioButton" xml:id="control116" form:id="control11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7" form:control-implementation="ooo:com.sun.star.form.component.RadioButton" xml:id="control117" form:id="control11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7" form:control-implementation="ooo:com.sun.star.form.component.RadioButton" xml:id="control118" form:id="control11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7" form:control-implementation="ooo:com.sun.star.form.component.RadioButton" xml:id="control119" form:id="control11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7" form:control-implementation="ooo:com.sun.star.form.component.RadioButton" xml:id="control120" form:id="control12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8" form:control-implementation="ooo:com.sun.star.form.component.RadioButton" xml:id="control121" form:id="control12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8" form:control-implementation="ooo:com.sun.star.form.component.RadioButton" xml:id="control122" form:id="control12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8" form:control-implementation="ooo:com.sun.star.form.component.RadioButton" xml:id="control123" form:id="control12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8" form:control-implementation="ooo:com.sun.star.form.component.RadioButton" xml:id="control124" form:id="control12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8" form:control-implementation="ooo:com.sun.star.form.component.RadioButton" xml:id="control125" form:id="control12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8" form:control-implementation="ooo:com.sun.star.form.component.RadioButton" xml:id="control126" form:id="control12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8" form:control-implementation="ooo:com.sun.star.form.component.RadioButton" xml:id="control127" form:id="control12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8" form:control-implementation="ooo:com.sun.star.form.component.RadioButton" xml:id="control128" form:id="control12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4" form:control-implementation="ooo:com.sun.star.form.component.RadioButton" xml:id="control129" form:id="control12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4" form:control-implementation="ooo:com.sun.star.form.component.RadioButton" xml:id="control130" form:id="control13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4" form:control-implementation="ooo:com.sun.star.form.component.RadioButton" xml:id="control131" form:id="control13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4" form:control-implementation="ooo:com.sun.star.form.component.RadioButton" xml:id="control132" form:id="control13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6" form:control-implementation="ooo:com.sun.star.form.component.RadioButton" xml:id="control133" form:id="control13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6" form:control-implementation="ooo:com.sun.star.form.component.RadioButton" xml:id="control134" form:id="control13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6" form:control-implementation="ooo:com.sun.star.form.component.RadioButton" xml:id="control135" form:id="control13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6" form:control-implementation="ooo:com.sun.star.form.component.RadioButton" xml:id="control136" form:id="control13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7" form:control-implementation="ooo:com.sun.star.form.component.RadioButton" xml:id="control137" form:id="control13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7" form:control-implementation="ooo:com.sun.star.form.component.RadioButton" xml:id="control138" form:id="control13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7" form:control-implementation="ooo:com.sun.star.form.component.RadioButton" xml:id="control139" form:id="control13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7" form:control-implementation="ooo:com.sun.star.form.component.RadioButton" xml:id="control140" form:id="control14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Define the four basic processes of the digestive system: fragmentation, secretion, digestion, and absorption.</text:p>
      <text:p text:style-name="Standard"><text:tab/>Fragmentation is the mechanical breakdown of food material via chewing and mechanical contractions of the GI tract. Secretion is the addition of enzymes, buffers, and other substances that aid in the breakdown of food. Digestion is the process of chemically breaking down complex molecules into simpler nutrients that can be absorbed by the body. Absorption involves the movement of basic (i.e., broken down) nutrients from the intestinal lumen into the blood, and the recovery of fluids and bile in the large intestine. </text:p>
      <text:p text:style-name="Standard"/>
      <text:p text:style-name="P1">Key Answer: Fragmentation results from chewing. It reduces the size of the food particle and increases its surface area. Secretion occurs throughout the digestive tract. It is the extrusion of materials (e.g., enzymes by exocytosis, acid by active transport) from either glands or ducts into the lumen of the tract. Digestion is the breakdown of food particles into simple molecules that can be used by the body’s cells. Absorption is the uptake of small molecules such as monosaccharides, dipeptides and fatty acids. Uptake mechanisms vary dependent on the molecules involved. </text:p>
      <text:p text:style-name="Standard"/>
      <text:section text:style-name="Sect1" text:name="internal_html_page_content">
        <text:p text:style-name="Standard">2. Chyme is produced in the _______. </text:p>
        <text:p text:style-name="Standard"><text:bookmark text:name="question_q2a1"/><draw:control text:anchor-type="as-char" draw:z-index="0" draw:style-name="gr1" draw:text-style-name="P5" svg:width="0.345cm" svg:height="0.345cm" draw:control="control1"/>A) colon </text:p>
        <text:p text:style-name="P2"><text:bookmark text:name="question_q2a2"/><draw:control text:anchor-type="as-char" draw:z-index="1" draw:style-name="gr1" draw:text-style-name="P5" svg:width="0.345cm" svg:height="0.345cm" draw:control="control2"/>B) stomach </text:p>
        <text:p text:style-name="Standard"><text:bookmark text:name="question_q2a3"/><draw:control text:anchor-type="as-char" draw:z-index="2" draw:style-name="gr1" draw:text-style-name="P5" svg:width="0.345cm" svg:height="0.345cm" draw:control="control3"/>C) small intestine </text:p>
        <text:p text:style-name="Standard"><text:bookmark text:name="question_q2a4"/><draw:control text:anchor-type="as-char" draw:z-index="3" draw:style-name="gr1" draw:text-style-name="P5" svg:width="0.345cm" svg:height="0.345cm" draw:control="control4"/>D) duodenum </text:p>
        <text:p text:style-name="Standard"><text:bookmark text:name="question_q2a5"/><draw:control text:anchor-type="as-char" draw:z-index="4" draw:style-name="gr1" draw:text-style-name="P5" svg:width="0.345cm" svg:height="0.345cm" draw:control="control5"/>E) esophagus </text:p>
        <text:p text:style-name="Standard"><text:bookmark text:name="question_q2a6"/><draw:control text:anchor-type="as-char" draw:z-index="5" draw:style-name="gr1" draw:text-style-name="P5" svg:width="0.345cm" svg:height="0.345cm" draw:control="control6"/>F) salivary glands </text:p>
        <text:p text:style-name="Standard"><text:bookmark text:name="question_q2a7"/><draw:control text:anchor-type="as-char" draw:z-index="6" draw:style-name="gr1" draw:text-style-name="P5" svg:width="0.345cm" svg:height="0.345cm" draw:control="control7"/>G) pancreas </text:p>
        <text:p text:style-name="Standard"><text:bookmark text:name="question_q2a8"/><draw:control text:anchor-type="as-char" draw:z-index="7" draw:style-name="gr1" draw:text-style-name="P5" svg:width="0.345cm" svg:height="0.345cm" draw:control="control8"/>H) liver </text:p>
        <text:p text:style-name="Standard"><text:bookmark text:name="question_q2a9"/><draw:control text:anchor-type="as-char" draw:z-index="8" draw:style-name="gr1" draw:text-style-name="P5" svg:width="0.345cm" svg:height="0.345cm" draw:control="control9"/>I) gall bladder </text:p>
        <text:p text:style-name="Standard"/>
        <text:p text:style-name="Standard">3. Site where most absorption occurs is the _______. </text:p>
        <text:p text:style-name="Standard"><text:bookmark text:name="question_q3a1"/><draw:control text:anchor-type="as-char" draw:z-index="9" draw:style-name="gr1" draw:text-style-name="P5" svg:width="0.345cm" svg:height="0.345cm" draw:control="control10"/>A) colon </text:p>
        <text:p text:style-name="Standard"><text:bookmark text:name="question_q3a2"/><draw:control text:anchor-type="as-char" draw:z-index="10" draw:style-name="gr1" draw:text-style-name="P5" svg:width="0.345cm" svg:height="0.345cm" draw:control="control11"/>B) stomach </text:p>
        <text:p text:style-name="Standard"><text:bookmark text:name="question_q3a3"/><draw:control text:anchor-type="as-char" draw:z-index="11" draw:style-name="gr1" draw:text-style-name="P5" svg:width="0.345cm" svg:height="0.345cm" draw:control="control12"/><text:span text:style-name="T2">C) small intestine </text:span></text:p>
        <text:p text:style-name="Standard"><text:bookmark text:name="question_q3a4"/><draw:control text:anchor-type="as-char" draw:z-index="12" draw:style-name="gr1" draw:text-style-name="P5" svg:width="0.345cm" svg:height="0.345cm" draw:control="control13"/>D) duodenum </text:p>
        <text:p text:style-name="Standard"><text:bookmark text:name="question_q3a5"/><draw:control text:anchor-type="as-char" draw:z-index="13" draw:style-name="gr1" draw:text-style-name="P5" svg:width="0.345cm" svg:height="0.345cm" draw:control="control14"/>E) esophagus </text:p>
        <text:p text:style-name="Standard"><text:bookmark text:name="question_q3a6"/><draw:control text:anchor-type="as-char" draw:z-index="14" draw:style-name="gr1" draw:text-style-name="P5" svg:width="0.345cm" svg:height="0.345cm" draw:control="control15"/>F) salivary glands </text:p>
        <text:p text:style-name="Standard"><text:bookmark text:name="question_q3a7"/><draw:control text:anchor-type="as-char" draw:z-index="15" draw:style-name="gr1" draw:text-style-name="P5" svg:width="0.345cm" svg:height="0.345cm" draw:control="control16"/>G) pancreas </text:p>
        <text:p text:style-name="Standard"><text:bookmark text:name="question_q3a8"/><draw:control text:anchor-type="as-char" draw:z-index="16" draw:style-name="gr1" draw:text-style-name="P5" svg:width="0.345cm" svg:height="0.345cm" draw:control="control17"/>H) liver </text:p>
        <text:p text:style-name="Standard"><text:bookmark text:name="question_q3a9"/><draw:control text:anchor-type="as-char" draw:z-index="17" draw:style-name="gr1" draw:text-style-name="P5" svg:width="0.345cm" svg:height="0.345cm" draw:control="control18"/>I) gall bladder </text:p>
        <text:p text:style-name="Standard"/>
        <text:p text:style-name="Standard">4. Initial section of the small intestine is the ________. </text:p>
        <text:p text:style-name="Standard"><text:bookmark text:name="question_q4a1"/><draw:control text:anchor-type="as-char" draw:z-index="18" draw:style-name="gr1" draw:text-style-name="P5" svg:width="0.345cm" svg:height="0.345cm" draw:control="control19"/>A) colon </text:p>
        <text:p text:style-name="Standard"><text:bookmark text:name="question_q4a2"/><draw:control text:anchor-type="as-char" draw:z-index="19" draw:style-name="gr1" draw:text-style-name="P5" svg:width="0.345cm" svg:height="0.345cm" draw:control="control20"/>B) stomach </text:p>
        <text:p text:style-name="Standard"><text:bookmark text:name="question_q4a3"/><draw:control text:anchor-type="as-char" draw:z-index="20" draw:style-name="gr1" draw:text-style-name="P5" svg:width="0.345cm" svg:height="0.345cm" draw:control="control21"/>C) small intestine </text:p>
        <text:p text:style-name="Standard"><text:bookmark text:name="question_q4a4"/><draw:control text:anchor-type="as-char" draw:z-index="21" draw:style-name="gr1" draw:text-style-name="P5" svg:width="0.345cm" svg:height="0.345cm" draw:control="control22"/><text:span text:style-name="T2">D) duodenum </text:span></text:p>
        <text:p text:style-name="Standard"><text:bookmark text:name="question_q4a5"/><draw:control text:anchor-type="as-char" draw:z-index="22" draw:style-name="gr1" draw:text-style-name="P5" svg:width="0.345cm" svg:height="0.345cm" draw:control="control23"/>E) esophagus </text:p>
        <text:p text:style-name="Standard"><text:bookmark text:name="question_q4a6"/><draw:control text:anchor-type="as-char" draw:z-index="23" draw:style-name="gr1" draw:text-style-name="P5" svg:width="0.345cm" svg:height="0.345cm" draw:control="control24"/>F) salivary glands </text:p>
        <text:p text:style-name="Standard"><text:bookmark text:name="question_q4a7"/><draw:control text:anchor-type="as-char" draw:z-index="24" draw:style-name="gr1" draw:text-style-name="P5" svg:width="0.345cm" svg:height="0.345cm" draw:control="control25"/>G) pancreas </text:p>
        <text:p text:style-name="Standard"><text:bookmark text:name="question_q4a8"/><draw:control text:anchor-type="as-char" draw:z-index="25" draw:style-name="gr1" draw:text-style-name="P5" svg:width="0.345cm" svg:height="0.345cm" draw:control="control26"/>H) liver </text:p>
        <text:p text:style-name="Standard"><text:bookmark text:name="question_q4a9"/><draw:control text:anchor-type="as-char" draw:z-index="26" draw:style-name="gr1" draw:text-style-name="P5" svg:width="0.345cm" svg:height="0.345cm" draw:control="control27"/>I) gall bladder </text:p>
        <text:p text:style-name="Standard"/>
        <text:p text:style-name="Standard">5. Adds stored liver secretion to the duodenum via a duct_______. </text:p>
        <text:p text:style-name="Standard"><text:bookmark text:name="question_q5a1"/><draw:control text:anchor-type="as-char" draw:z-index="27" draw:style-name="gr1" draw:text-style-name="P5" svg:width="0.345cm" svg:height="0.345cm" draw:control="control28"/>A) colon </text:p>
        <text:p text:style-name="Standard"><text:bookmark text:name="question_q5a2"/><draw:control text:anchor-type="as-char" draw:z-index="28" draw:style-name="gr1" draw:text-style-name="P5" svg:width="0.345cm" svg:height="0.345cm" draw:control="control29"/>B) stomach </text:p>
        <text:p text:style-name="Standard"><text:bookmark text:name="question_q5a3"/><text:soft-page-break/><draw:control text:anchor-type="as-char" draw:z-index="29" draw:style-name="gr1" draw:text-style-name="P5" svg:width="0.345cm" svg:height="0.345cm" draw:control="control30"/>C) small intestine </text:p>
        <text:p text:style-name="Standard"><text:bookmark text:name="question_q5a4"/><draw:control text:anchor-type="as-char" draw:z-index="30" draw:style-name="gr1" draw:text-style-name="P5" svg:width="0.345cm" svg:height="0.345cm" draw:control="control31"/>D) duodenum </text:p>
        <text:p text:style-name="Standard"><text:bookmark text:name="question_q5a5"/><draw:control text:anchor-type="as-char" draw:z-index="31" draw:style-name="gr1" draw:text-style-name="P5" svg:width="0.345cm" svg:height="0.345cm" draw:control="control32"/>E) esophagus </text:p>
        <text:p text:style-name="Standard"><text:bookmark text:name="question_q5a6"/><draw:control text:anchor-type="as-char" draw:z-index="32" draw:style-name="gr1" draw:text-style-name="P5" svg:width="0.345cm" svg:height="0.345cm" draw:control="control33"/>F) salivary glands </text:p>
        <text:p text:style-name="Standard"><text:bookmark text:name="question_q5a7"/><draw:control text:anchor-type="as-char" draw:z-index="33" draw:style-name="gr1" draw:text-style-name="P5" svg:width="0.345cm" svg:height="0.345cm" draw:control="control34"/>G) pancreas </text:p>
        <text:p text:style-name="Standard"><text:bookmark text:name="question_q5a8"/><draw:control text:anchor-type="as-char" draw:z-index="34" draw:style-name="gr1" draw:text-style-name="P5" svg:width="0.345cm" svg:height="0.345cm" draw:control="control35"/>H) liver </text:p>
        <text:p text:style-name="P2"><text:bookmark text:name="question_q5a9"/><draw:control text:anchor-type="as-char" draw:z-index="35" draw:style-name="gr1" draw:text-style-name="P5" svg:width="0.345cm" svg:height="0.345cm" draw:control="control36"/>I) gall bladder </text:p>
        <text:p text:style-name="P2"/>
        <text:p text:style-name="Standard">6. Inactive enzymes (zymogens) are produced here______. </text:p>
        <text:p text:style-name="Standard"><text:bookmark text:name="question_q6a1"/><draw:control text:anchor-type="as-char" draw:z-index="36" draw:style-name="gr1" draw:text-style-name="P5" svg:width="0.345cm" svg:height="0.345cm" draw:control="control37"/>A) colon </text:p>
        <text:p text:style-name="Standard"><text:bookmark text:name="question_q6a2"/><draw:control text:anchor-type="as-char" draw:z-index="37" draw:style-name="gr1" draw:text-style-name="P5" svg:width="0.345cm" svg:height="0.345cm" draw:control="control38"/>B) stomach </text:p>
        <text:p text:style-name="Standard"><text:bookmark text:name="question_q6a3"/><draw:control text:anchor-type="as-char" draw:z-index="38" draw:style-name="gr1" draw:text-style-name="P5" svg:width="0.345cm" svg:height="0.345cm" draw:control="control39"/>C) small intestine </text:p>
        <text:p text:style-name="Standard"><text:bookmark text:name="question_q6a4"/><draw:control text:anchor-type="as-char" draw:z-index="39" draw:style-name="gr1" draw:text-style-name="P5" svg:width="0.345cm" svg:height="0.345cm" draw:control="control40"/>D) duodenum </text:p>
        <text:p text:style-name="Standard"><text:bookmark text:name="question_q6a5"/><draw:control text:anchor-type="as-char" draw:z-index="40" draw:style-name="gr1" draw:text-style-name="P5" svg:width="0.345cm" svg:height="0.345cm" draw:control="control41"/>E) esophagus </text:p>
        <text:p text:style-name="Standard"><text:bookmark text:name="question_q6a6"/><draw:control text:anchor-type="as-char" draw:z-index="41" draw:style-name="gr1" draw:text-style-name="P5" svg:width="0.345cm" svg:height="0.345cm" draw:control="control42"/>F) salivary glands </text:p>
        <text:p text:style-name="P2"><text:bookmark text:name="question_q6a7"/><draw:control text:anchor-type="as-char" draw:z-index="42" draw:style-name="gr1" draw:text-style-name="P5" svg:width="0.345cm" svg:height="0.345cm" draw:control="control43"/>G) pancreas </text:p>
        <text:p text:style-name="Standard"><text:bookmark text:name="question_q6a8"/><draw:control text:anchor-type="as-char" draw:z-index="43" draw:style-name="gr1" draw:text-style-name="P5" svg:width="0.345cm" svg:height="0.345cm" draw:control="control44"/>H) liver </text:p>
        <text:p text:style-name="Standard"><text:bookmark text:name="question_q6a9"/><draw:control text:anchor-type="as-char" draw:z-index="44" draw:style-name="gr1" draw:text-style-name="P5" svg:width="0.345cm" svg:height="0.345cm" draw:control="control45"/>I) gall bladder </text:p>
        <text:p text:style-name="Standard"/>
        <text:p text:style-name="Standard">7. Bile is produced here _______. </text:p>
        <text:p text:style-name="Standard"><text:bookmark text:name="question_q7a1"/><draw:control text:anchor-type="as-char" draw:z-index="45" draw:style-name="gr1" draw:text-style-name="P5" svg:width="0.345cm" svg:height="0.345cm" draw:control="control46"/>A) colon </text:p>
        <text:p text:style-name="Standard"><text:bookmark text:name="question_q7a2"/><draw:control text:anchor-type="as-char" draw:z-index="46" draw:style-name="gr1" draw:text-style-name="P5" svg:width="0.345cm" svg:height="0.345cm" draw:control="control47"/>B) stomach </text:p>
        <text:p text:style-name="Standard"><text:bookmark text:name="question_q7a3"/><draw:control text:anchor-type="as-char" draw:z-index="47" draw:style-name="gr1" draw:text-style-name="P5" svg:width="0.345cm" svg:height="0.345cm" draw:control="control48"/>C) small intestine </text:p>
        <text:p text:style-name="Standard"><text:bookmark text:name="question_q7a4"/><draw:control text:anchor-type="as-char" draw:z-index="48" draw:style-name="gr1" draw:text-style-name="P5" svg:width="0.345cm" svg:height="0.345cm" draw:control="control49"/>D) duodenum </text:p>
        <text:p text:style-name="Standard"><text:bookmark text:name="question_q7a5"/><draw:control text:anchor-type="as-char" draw:z-index="49" draw:style-name="gr1" draw:text-style-name="P5" svg:width="0.345cm" svg:height="0.345cm" draw:control="control50"/>E) esophagus </text:p>
        <text:p text:style-name="Standard"><text:bookmark text:name="question_q7a6"/><draw:control text:anchor-type="as-char" draw:z-index="50" draw:style-name="gr1" draw:text-style-name="P5" svg:width="0.345cm" svg:height="0.345cm" draw:control="control51"/>F) salivary glands </text:p>
        <text:p text:style-name="Standard"><text:bookmark text:name="question_q7a7"/><draw:control text:anchor-type="as-char" draw:z-index="51" draw:style-name="gr1" draw:text-style-name="P5" svg:width="0.345cm" svg:height="0.345cm" draw:control="control52"/>G) pancreas </text:p>
        <text:p text:style-name="P2"><text:bookmark text:name="question_q7a8"/><draw:control text:anchor-type="as-char" draw:z-index="52" draw:style-name="gr1" draw:text-style-name="P5" svg:width="0.345cm" svg:height="0.345cm" draw:control="control53"/>H) liver </text:p>
        <text:p text:style-name="Standard"><text:bookmark text:name="question_q7a9"/><draw:control text:anchor-type="as-char" draw:z-index="53" draw:style-name="gr1" draw:text-style-name="P5" svg:width="0.345cm" svg:height="0.345cm" draw:control="control54"/>I) gall bladder </text:p>
        <text:p text:style-name="Standard"/>
        <text:p text:style-name="Standard">8. Waste products are concentrated here ________. </text:p>
        <text:p text:style-name="P2"><text:bookmark text:name="question_q8a1"/><draw:control text:anchor-type="as-char" draw:z-index="54" draw:style-name="gr1" draw:text-style-name="P5" svg:width="0.345cm" svg:height="0.345cm" draw:control="control55"/>A) colon </text:p>
        <text:p text:style-name="Standard"><text:bookmark text:name="question_q8a2"/><draw:control text:anchor-type="as-char" draw:z-index="55" draw:style-name="gr1" draw:text-style-name="P5" svg:width="0.345cm" svg:height="0.345cm" draw:control="control56"/>B) stomach </text:p>
        <text:p text:style-name="Standard"><text:bookmark text:name="question_q8a3"/><draw:control text:anchor-type="as-char" draw:z-index="56" draw:style-name="gr1" draw:text-style-name="P5" svg:width="0.345cm" svg:height="0.345cm" draw:control="control57"/>C) small intestine </text:p>
        <text:p text:style-name="Standard"><text:bookmark text:name="question_q8a4"/><draw:control text:anchor-type="as-char" draw:z-index="57" draw:style-name="gr1" draw:text-style-name="P5" svg:width="0.345cm" svg:height="0.345cm" draw:control="control58"/>D) duodenum </text:p>
        <text:p text:style-name="Standard"><text:bookmark text:name="question_q8a5"/><draw:control text:anchor-type="as-char" draw:z-index="58" draw:style-name="gr1" draw:text-style-name="P5" svg:width="0.345cm" svg:height="0.345cm" draw:control="control59"/>E) esophagus </text:p>
        <text:p text:style-name="Standard"><text:bookmark text:name="question_q8a6"/><draw:control text:anchor-type="as-char" draw:z-index="59" draw:style-name="gr1" draw:text-style-name="P5" svg:width="0.345cm" svg:height="0.345cm" draw:control="control60"/>F) salivary glands </text:p>
        <text:p text:style-name="Standard"><text:bookmark text:name="question_q8a7"/><draw:control text:anchor-type="as-char" draw:z-index="60" draw:style-name="gr1" draw:text-style-name="P5" svg:width="0.345cm" svg:height="0.345cm" draw:control="control61"/>G) pancreas </text:p>
        <text:p text:style-name="Standard"><text:bookmark text:name="question_q8a8"/><draw:control text:anchor-type="as-char" draw:z-index="61" draw:style-name="gr1" draw:text-style-name="P5" svg:width="0.345cm" svg:height="0.345cm" draw:control="control62"/>H) liver </text:p>
        <text:p text:style-name="Standard"><text:bookmark text:name="question_q8a9"/><draw:control text:anchor-type="as-char" draw:z-index="62" draw:style-name="gr1" draw:text-style-name="P5" svg:width="0.345cm" svg:height="0.345cm" draw:control="control63"/>I) gall bladder </text:p>
        <text:p text:style-name="Standard"/>
        <text:p text:style-name="Standard">9. Conduit for rapid transit of food bolus is the ______. </text:p>
        <text:p text:style-name="Standard"><text:bookmark text:name="question_q9a1"/><draw:control text:anchor-type="as-char" draw:z-index="63" draw:style-name="gr1" draw:text-style-name="P5" svg:width="0.345cm" svg:height="0.345cm" draw:control="control64"/>A) colon </text:p>
        <text:p text:style-name="Standard"><text:bookmark text:name="question_q9a2"/><draw:control text:anchor-type="as-char" draw:z-index="64" draw:style-name="gr1" draw:text-style-name="P5" svg:width="0.345cm" svg:height="0.345cm" draw:control="control65"/>B) stomach </text:p>
        <text:p text:style-name="Standard"><text:bookmark text:name="question_q9a3"/><draw:control text:anchor-type="as-char" draw:z-index="65" draw:style-name="gr1" draw:text-style-name="P5" svg:width="0.345cm" svg:height="0.345cm" draw:control="control66"/>C) small intestine </text:p>
        <text:p text:style-name="Standard"><text:bookmark text:name="question_q9a4"/><draw:control text:anchor-type="as-char" draw:z-index="66" draw:style-name="gr1" draw:text-style-name="P5" svg:width="0.345cm" svg:height="0.345cm" draw:control="control67"/>D) duodenum </text:p>
        <text:p text:style-name="P2"><text:bookmark text:name="question_q9a5"/><draw:control text:anchor-type="as-char" draw:z-index="67" draw:style-name="gr1" draw:text-style-name="P5" svg:width="0.345cm" svg:height="0.345cm" draw:control="control68"/>E) esophagus </text:p>
        <text:p text:style-name="Standard"><text:bookmark text:name="question_q9a6"/><draw:control text:anchor-type="as-char" draw:z-index="68" draw:style-name="gr1" draw:text-style-name="P5" svg:width="0.345cm" svg:height="0.345cm" draw:control="control69"/>F) salivary glands </text:p>
        <text:p text:style-name="Standard"><text:bookmark text:name="question_q9a7"/><draw:control text:anchor-type="as-char" draw:z-index="69" draw:style-name="gr1" draw:text-style-name="P5" svg:width="0.345cm" svg:height="0.345cm" draw:control="control70"/>G) pancreas </text:p>
        <text:p text:style-name="Standard"><text:bookmark text:name="question_q9a8"/><draw:control text:anchor-type="as-char" draw:z-index="70" draw:style-name="gr1" draw:text-style-name="P5" svg:width="0.345cm" svg:height="0.345cm" draw:control="control71"/>H) liver </text:p>
        <text:p text:style-name="Standard"><text:bookmark text:name="question_q9a9"/><draw:control text:anchor-type="as-char" draw:z-index="71" draw:style-name="gr1" draw:text-style-name="P5" svg:width="0.345cm" svg:height="0.345cm" draw:control="control72"/>I) gall bladder </text:p>
        <text:p text:style-name="Standard"/>
        <text:p text:style-name="Standard"><text:soft-page-break/>10. Diagram the mechanism(s) by which acid secretion is regulated (positive and negative) at the level of the stomach. (p.8 notes)</text:p>
        <text:p text:style-name="Standard"><text:tab/>Acid production is increased in response to food (or PNS evidence of food – smells, sights, etc.) by increasing proton-pump activity. There are three signals that do this: acetylcholine (direct PNS input), <text:s/>gastrin (from the G-cell of the antrum), and histamine (paracrine from the neighboring ECL cell in the fundic region). Cephalic phase of acid production (40%) is a feed-forward mechanism in response to PNS input; gastric phase (60%) is in response to food arriving in the stomach lumen. </text:p>
        <text:p text:style-name="Standard"><text:tab/>Negative feedback on proton-pump activity is mediated by free protons. The proton itself feeds back to turn off gastrin. Protons also bind proton receptors on D cells in the antrum of the stomach, which tne secrete somatostatin. Somatostatin acts an inhibitor on its neighboring G cells, which are the secretory source of gastrin. A second negative signal comes from the duodenum, which secretes secretin. Secretin binds to a receptor on the basal surface of the G call &amp; inhibits the secretion of gastrin.</text:p>
        <text:p text:style-name="Standard"/>
        <text:p text:style-name="Standard"><text:span text:style-name="T3">Key Answer: </text:span><text:span text:style-name="Emphasis"><text:span text:style-name="T4">Positive</text:span></text:span><text:span text:style-name="T3"> regulation of parietal cells’ luminal H/K ATPase occurs in the in cephalic phase by acetyl choline (vagus nerve stimulation) and in the gastric phase by gastrin (hormone) and histamine (paracrine).<text:line-break/><text:line-break/></text:span><text:span text:style-name="Emphasis"><text:span text:style-name="T4">Negative</text:span></text:span><text:span text:style-name="T3"> regulation of parietal cells’ luminal H/K ATPase occurs in response to low stomach luminal pH which activates somatostatin secretion. Somatostatin acts as a paracrine to inhibit gastrin secretion. In addition delivery of acid to the duodenum causes secretion of secretin, a hormone which inhibits gastrin secretion. </text:span></text:p>
        <text:p text:style-name="Standard"/>
        <text:p text:style-name="Standard"/>
        <text:p text:style-name="Standard">11. Describe and contrast the mechanisms by which glucose and lipid is absorbed and delivered to the blood stream. (p. 14 notes)</text:p>
        <text:p text:style-name="Standard"><text:tab/>Glucose is moved by the glucose-sodium co-transporter, SGLT, on the apical surface of the lumen's epithelial cells, moving glucose into the interior of the cell. As the glucose enters the cell it's transported across the cell to the opposite side, to the basal surface, and there it exits the cell &amp; enters the blood via a GLUT transporter. This process is driven by the sodium gradient that's within the cells – secondary active transport; occurring because of Na-K ATPase on the basal surface of the cells keeping the sodium gradient very low within the cell. <text:line-break/><text:tab/>Fat droplets enter into the duodenum and are combined with bile. The bile breaks up the fat droplets, increasing the surface area available to colipase, a co-enzyme that helps the lipase cleave these fats into free fatty acids (monoglycerides) and free cholesterol. These molecules enter the cells mostly by simple diffusion (some active transport). Once inside, the cell resynthesizes the fats into triglycerides, which it combines with cholesteroland proteins, to form chylomicrons – very large particles, <text:s/>not able to pass across the plasma membrane, secreted by the cell at the basal surface. They care too large to enter blood vessel epithelium &amp; thus end up in the lymphatic circulation (because the cells that line the lymphatic vessels are more leaky than those of the blood vessels ). <text:line-break/>The lymphatic drainage then comes back to the heart, and the material then moves into the blood circulation at the heart and from there is delivered to the liver. <text:tab/><text:tab/><text:line-break/></text:p>
        <text:p text:style-name="Standard"><text:span text:style-name="T3">Key Answer: Glucose is transported across the epithelial cells by secondary active transport. This process includes the entry of glucose into the apical surface of the cells by the Na-glucose symporter (SGLT) and the exit of glucose at the basal surface by facilitated diffusion to enter the blood. Lipids are degraded to free fatty acids (FFA) and cholesterol which diffuse into the intestinal cell and then are repackaged as chylomicrons. The chylomicrons are secreted at the base of the cell into the interstitial space (IS). Chylomicrons enter the lymphatic drainage and are delivered to the blood at the thoracic duct. <text:tab/><text:tab/><text:tab/></text:span><text:line-break/><text:tab/><text:tab/></text:p>
        <text:p text:style-name="Standard"><text:soft-page-break/>12. The parietal cells secrete ___ into the lumen of the GI tract. </text:p>
        <text:p text:style-name="Standard"><text:bookmark text:name="question_q12a1"/><draw:control text:anchor-type="as-char" draw:z-index="72" draw:style-name="gr1" draw:text-style-name="P5" svg:width="0.345cm" svg:height="0.345cm" draw:control="control73"/>A) histamine </text:p>
        <text:p text:style-name="Standard"><text:bookmark text:name="question_q12a2"/><draw:control text:anchor-type="as-char" draw:z-index="73" draw:style-name="gr1" draw:text-style-name="P5" svg:width="0.345cm" svg:height="0.345cm" draw:control="control74"/><text:span text:style-name="T2">B) intrinsic factor </text:span></text:p>
        <text:p text:style-name="Standard"><text:bookmark text:name="question_q12a3"/><draw:control text:anchor-type="as-char" draw:z-index="74" draw:style-name="gr1" draw:text-style-name="P5" svg:width="0.345cm" svg:height="0.345cm" draw:control="control75"/>C) pepsinogen </text:p>
        <text:p text:style-name="Standard"><text:bookmark text:name="question_q12a4"/><draw:control text:anchor-type="as-char" draw:z-index="75" draw:style-name="gr1" draw:text-style-name="P5" svg:width="0.345cm" svg:height="0.345cm" draw:control="control76"/>D) HCO<text:span text:style-name="T1">3-</text:span> </text:p>
        <text:p text:style-name="Standard"><text:bookmark text:name="question_q12a5"/><draw:control text:anchor-type="as-char" draw:z-index="76" draw:style-name="gr1" draw:text-style-name="P5" svg:width="0.345cm" svg:height="0.345cm" draw:control="control77"/>E) mucus </text:p>
        <text:p text:style-name="Standard"><text:bookmark text:name="question_q12a6"/><draw:control text:anchor-type="as-char" draw:z-index="77" draw:style-name="gr1" draw:text-style-name="P5" svg:width="0.345cm" svg:height="0.345cm" draw:control="control78"/>F) somatostatin </text:p>
        <text:p text:style-name="Standard"><text:bookmark text:name="question_q12a7"/><draw:control text:anchor-type="as-char" draw:z-index="78" draw:style-name="gr1" draw:text-style-name="P5" svg:width="0.345cm" svg:height="0.345cm" draw:control="control79"/>G) Acetylcholine (Ach) </text:p>
        <text:p text:style-name="Standard"><text:bookmark text:name="question_q12a8"/><draw:control text:anchor-type="as-char" draw:z-index="79" draw:style-name="gr1" draw:text-style-name="P5" svg:width="0.345cm" svg:height="0.345cm" draw:control="control80"/>H) gastrin </text:p>
        <text:p text:style-name="Standard"/>
        <text:p text:style-name="Standard">13. Chief cells secrete _____. </text:p>
        <text:p text:style-name="Standard"><text:bookmark text:name="question_q13a1"/><draw:control text:anchor-type="as-char" draw:z-index="80" draw:style-name="gr1" draw:text-style-name="P5" svg:width="0.345cm" svg:height="0.345cm" draw:control="control81"/>A) histamine </text:p>
        <text:p text:style-name="Standard"><text:bookmark text:name="question_q13a2"/><draw:control text:anchor-type="as-char" draw:z-index="81" draw:style-name="gr1" draw:text-style-name="P5" svg:width="0.345cm" svg:height="0.345cm" draw:control="control82"/>B) intrinsic factor </text:p>
        <text:p text:style-name="Standard"><text:bookmark text:name="question_q13a3"/><draw:control text:anchor-type="as-char" draw:z-index="82" draw:style-name="gr1" draw:text-style-name="P5" svg:width="0.345cm" svg:height="0.345cm" draw:control="control83"/><text:span text:style-name="T2">C) pepsinogen </text:span></text:p>
        <text:p text:style-name="Standard"><text:bookmark text:name="question_q13a4"/><draw:control text:anchor-type="as-char" draw:z-index="83" draw:style-name="gr1" draw:text-style-name="P5" svg:width="0.345cm" svg:height="0.345cm" draw:control="control84"/>D) HCO<text:span text:style-name="T1">3-</text:span> </text:p>
        <text:p text:style-name="Standard"><text:bookmark text:name="question_q13a5"/><draw:control text:anchor-type="as-char" draw:z-index="84" draw:style-name="gr1" draw:text-style-name="P5" svg:width="0.345cm" svg:height="0.345cm" draw:control="control85"/>E) mucus </text:p>
        <text:p text:style-name="Standard"><text:bookmark text:name="question_q13a6"/><draw:control text:anchor-type="as-char" draw:z-index="85" draw:style-name="gr1" draw:text-style-name="P5" svg:width="0.345cm" svg:height="0.345cm" draw:control="control86"/>F) somatostatin </text:p>
        <text:p text:style-name="Standard"><text:bookmark text:name="question_q13a7"/><draw:control text:anchor-type="as-char" draw:z-index="86" draw:style-name="gr1" draw:text-style-name="P5" svg:width="0.345cm" svg:height="0.345cm" draw:control="control87"/>G) Acetylcholine (Ach) </text:p>
        <text:p text:style-name="Standard"><text:bookmark text:name="question_q13a8"/><draw:control text:anchor-type="as-char" draw:z-index="87" draw:style-name="gr1" draw:text-style-name="P5" svg:width="0.345cm" svg:height="0.345cm" draw:control="control88"/>H) gastrin </text:p>
        <text:p text:style-name="Standard"/>
        <text:p text:style-name="Standard">14. Pancreatic duct cells secrete ________. </text:p>
        <text:p text:style-name="Standard"><text:bookmark text:name="question_q14a1"/><draw:control text:anchor-type="as-char" draw:z-index="88" draw:style-name="gr1" draw:text-style-name="P5" svg:width="0.345cm" svg:height="0.345cm" draw:control="control89"/>A) histamine </text:p>
        <text:p text:style-name="Standard"><text:bookmark text:name="question_q14a2"/><draw:control text:anchor-type="as-char" draw:z-index="89" draw:style-name="gr1" draw:text-style-name="P5" svg:width="0.345cm" svg:height="0.345cm" draw:control="control90"/>B) intrinsic factor </text:p>
        <text:p text:style-name="Standard"><text:bookmark text:name="question_q14a3"/><draw:control text:anchor-type="as-char" draw:z-index="90" draw:style-name="gr1" draw:text-style-name="P5" svg:width="0.345cm" svg:height="0.345cm" draw:control="control91"/>C) pepsinogen </text:p>
        <text:p text:style-name="P2"><text:bookmark text:name="question_q14a4"/><draw:control text:anchor-type="as-char" draw:z-index="91" draw:style-name="gr1" draw:text-style-name="P5" svg:width="0.345cm" svg:height="0.345cm" draw:control="control92"/>D) HCO<text:span text:style-name="T1">3-</text:span> </text:p>
        <text:p text:style-name="Standard"><text:bookmark text:name="question_q14a5"/><draw:control text:anchor-type="as-char" draw:z-index="92" draw:style-name="gr1" draw:text-style-name="P5" svg:width="0.345cm" svg:height="0.345cm" draw:control="control93"/>E) mucus </text:p>
        <text:p text:style-name="Standard"><text:bookmark text:name="question_q14a6"/><draw:control text:anchor-type="as-char" draw:z-index="93" draw:style-name="gr1" draw:text-style-name="P5" svg:width="0.345cm" svg:height="0.345cm" draw:control="control94"/>F) somatostatin </text:p>
        <text:p text:style-name="Standard"><text:bookmark text:name="question_q14a7"/><draw:control text:anchor-type="as-char" draw:z-index="94" draw:style-name="gr1" draw:text-style-name="P5" svg:width="0.345cm" svg:height="0.345cm" draw:control="control95"/>G) Acetylcholine (Ach) </text:p>
        <text:p text:style-name="Standard"><text:bookmark text:name="question_q14a8"/><draw:control text:anchor-type="as-char" draw:z-index="95" draw:style-name="gr1" draw:text-style-name="P5" svg:width="0.345cm" svg:height="0.345cm" draw:control="control96"/>H) gastrin </text:p>
        <text:p text:style-name="Standard"/>
        <text:p text:style-name="Standard">15. Antral endocrine cells secrete ______. </text:p>
        <text:p text:style-name="Standard"><text:bookmark text:name="question_q15a1"/><draw:control text:anchor-type="as-char" draw:z-index="96" draw:style-name="gr1" draw:text-style-name="P5" svg:width="0.345cm" svg:height="0.345cm" draw:control="control97"/>A) histamine </text:p>
        <text:p text:style-name="Standard"><text:bookmark text:name="question_q15a2"/><draw:control text:anchor-type="as-char" draw:z-index="97" draw:style-name="gr1" draw:text-style-name="P5" svg:width="0.345cm" svg:height="0.345cm" draw:control="control98"/>B) intrinsic factor </text:p>
        <text:p text:style-name="Standard"><text:bookmark text:name="question_q15a3"/><draw:control text:anchor-type="as-char" draw:z-index="98" draw:style-name="gr1" draw:text-style-name="P5" svg:width="0.345cm" svg:height="0.345cm" draw:control="control99"/>C) pepsinogen </text:p>
        <text:p text:style-name="Standard"><text:bookmark text:name="question_q15a4"/><draw:control text:anchor-type="as-char" draw:z-index="99" draw:style-name="gr1" draw:text-style-name="P5" svg:width="0.345cm" svg:height="0.345cm" draw:control="control100"/>D) HCO<text:span text:style-name="T1">3-</text:span> </text:p>
        <text:p text:style-name="Standard"><text:bookmark text:name="question_q15a5"/><draw:control text:anchor-type="as-char" draw:z-index="100" draw:style-name="gr1" draw:text-style-name="P5" svg:width="0.345cm" svg:height="0.345cm" draw:control="control101"/>E) mucus </text:p>
        <text:p text:style-name="Standard"><text:bookmark text:name="question_q15a6"/><draw:control text:anchor-type="as-char" draw:z-index="101" draw:style-name="gr1" draw:text-style-name="P5" svg:width="0.345cm" svg:height="0.345cm" draw:control="control102"/>F) somatostatin </text:p>
        <text:p text:style-name="Standard"><text:bookmark text:name="question_q15a7"/><draw:control text:anchor-type="as-char" draw:z-index="102" draw:style-name="gr1" draw:text-style-name="P5" svg:width="0.345cm" svg:height="0.345cm" draw:control="control103"/>G) Acetylcholine (Ach) </text:p>
        <text:p text:style-name="P2"><text:bookmark text:name="question_q15a8"/><draw:control text:anchor-type="as-char" draw:z-index="103" draw:style-name="gr1" draw:text-style-name="P5" svg:width="0.345cm" svg:height="0.345cm" draw:control="control104"/>H) gastrin </text:p>
        <text:p text:style-name="Standard"/>
        <text:p text:style-name="Standard">16. Parietal cells secrete into blood ______. </text:p>
        <text:p text:style-name="Standard"><text:bookmark text:name="question_q16a1"/><draw:control text:anchor-type="as-char" draw:z-index="104" draw:style-name="gr1" draw:text-style-name="P5" svg:width="0.345cm" svg:height="0.345cm" draw:control="control105"/>A) histamine </text:p>
        <text:p text:style-name="Standard"><text:bookmark text:name="question_q16a2"/><draw:control text:anchor-type="as-char" draw:z-index="105" draw:style-name="gr1" draw:text-style-name="P5" svg:width="0.345cm" svg:height="0.345cm" draw:control="control106"/>B) intrinsic factor </text:p>
        <text:p text:style-name="Standard"><text:bookmark text:name="question_q16a3"/><draw:control text:anchor-type="as-char" draw:z-index="106" draw:style-name="gr1" draw:text-style-name="P5" svg:width="0.345cm" svg:height="0.345cm" draw:control="control107"/>C) pepsinogen </text:p>
        <text:p text:style-name="P2"><text:bookmark text:name="question_q16a4"/><draw:control text:anchor-type="as-char" draw:z-index="107" draw:style-name="gr1" draw:text-style-name="P5" svg:width="0.345cm" svg:height="0.345cm" draw:control="control108"/>D) HCO<text:span text:style-name="T1">3-</text:span> <office:annotation><dc:creator>Unknown Author</dc:creator><dc:date>2013-04-23T18:03:36.37</dc:date><text:p text:style-name="P4"><text:span text:style-name="T5">Exchanged for Cl- ion to make HCl</text:span></text:p></office:annotation></text:p>
        <text:p text:style-name="Standard"><text:bookmark text:name="question_q16a5"/><draw:control text:anchor-type="as-char" draw:z-index="108" draw:style-name="gr1" draw:text-style-name="P5" svg:width="0.345cm" svg:height="0.345cm" draw:control="control109"/>E) mucus </text:p>
        <text:p text:style-name="Standard"><text:bookmark text:name="question_q16a6"/><draw:control text:anchor-type="as-char" draw:z-index="109" draw:style-name="gr1" draw:text-style-name="P5" svg:width="0.345cm" svg:height="0.345cm" draw:control="control110"/>F) somatostatin </text:p>
        <text:p text:style-name="Standard"><text:bookmark text:name="question_q16a7"/><draw:control text:anchor-type="as-char" draw:z-index="110" draw:style-name="gr1" draw:text-style-name="P5" svg:width="0.345cm" svg:height="0.345cm" draw:control="control111"/>G) Acetylcholine (Ach) </text:p>
        <text:p text:style-name="Standard"><text:bookmark text:name="question_q16a8"/><draw:control text:anchor-type="as-char" draw:z-index="111" draw:style-name="gr1" draw:text-style-name="P5" svg:width="0.345cm" svg:height="0.345cm" draw:control="control112"/>H) gastrin </text:p>
        <text:p text:style-name="Standard"/>
        <text:p text:style-name="Standard">17. Parasympathetic (vagus) nerve secretes ____. </text:p>
        <text:p text:style-name="Standard"><text:bookmark text:name="question_q17a1"/><text:soft-page-break/><draw:control text:anchor-type="as-char" draw:z-index="112" draw:style-name="gr1" draw:text-style-name="P5" svg:width="0.345cm" svg:height="0.345cm" draw:control="control113"/>A) histamine </text:p>
        <text:p text:style-name="Standard"><text:bookmark text:name="question_q17a2"/><draw:control text:anchor-type="as-char" draw:z-index="113" draw:style-name="gr1" draw:text-style-name="P5" svg:width="0.345cm" svg:height="0.345cm" draw:control="control114"/>B) intrinsic factor </text:p>
        <text:p text:style-name="Standard"><text:bookmark text:name="question_q17a3"/><draw:control text:anchor-type="as-char" draw:z-index="114" draw:style-name="gr1" draw:text-style-name="P5" svg:width="0.345cm" svg:height="0.345cm" draw:control="control115"/>C) pepsinogen </text:p>
        <text:p text:style-name="Standard"><text:bookmark text:name="question_q17a4"/><draw:control text:anchor-type="as-char" draw:z-index="115" draw:style-name="gr1" draw:text-style-name="P5" svg:width="0.345cm" svg:height="0.345cm" draw:control="control116"/>D) HCO<text:span text:style-name="T1">3-</text:span> </text:p>
        <text:p text:style-name="Standard"><text:bookmark text:name="question_q17a5"/><draw:control text:anchor-type="as-char" draw:z-index="116" draw:style-name="gr1" draw:text-style-name="P5" svg:width="0.345cm" svg:height="0.345cm" draw:control="control117"/>E) mucus </text:p>
        <text:p text:style-name="Standard"><text:bookmark text:name="question_q17a6"/><draw:control text:anchor-type="as-char" draw:z-index="117" draw:style-name="gr1" draw:text-style-name="P5" svg:width="0.345cm" svg:height="0.345cm" draw:control="control118"/>F) somatostatin </text:p>
        <text:p text:style-name="P2"><text:bookmark text:name="question_q17a7"/><draw:control text:anchor-type="as-char" draw:z-index="118" draw:style-name="gr1" draw:text-style-name="P5" svg:width="0.345cm" svg:height="0.345cm" draw:control="control119"/>G) Acetylcholine (Ach) </text:p>
        <text:p text:style-name="Standard"><text:bookmark text:name="question_q17a8"/><draw:control text:anchor-type="as-char" draw:z-index="119" draw:style-name="gr1" draw:text-style-name="P5" svg:width="0.345cm" svg:height="0.345cm" draw:control="control120"/>H) gastrin </text:p>
        <text:p text:style-name="Standard"/>
        <text:p text:style-name="Standard">18. Stomach surface cells secrete _____. </text:p>
        <text:p text:style-name="Standard"><text:bookmark text:name="question_q18a1"/><draw:control text:anchor-type="as-char" draw:z-index="120" draw:style-name="gr1" draw:text-style-name="P5" svg:width="0.345cm" svg:height="0.345cm" draw:control="control121"/>A) histamine </text:p>
        <text:p text:style-name="Standard"><text:bookmark text:name="question_q18a2"/><draw:control text:anchor-type="as-char" draw:z-index="121" draw:style-name="gr1" draw:text-style-name="P5" svg:width="0.345cm" svg:height="0.345cm" draw:control="control122"/>B) intrinsic factor </text:p>
        <text:p text:style-name="Standard"><text:bookmark text:name="question_q18a3"/><draw:control text:anchor-type="as-char" draw:z-index="122" draw:style-name="gr1" draw:text-style-name="P5" svg:width="0.345cm" svg:height="0.345cm" draw:control="control123"/>C) pepsinogen </text:p>
        <text:p text:style-name="Standard"><text:bookmark text:name="question_q18a4"/><draw:control text:anchor-type="as-char" draw:z-index="123" draw:style-name="gr1" draw:text-style-name="P5" svg:width="0.345cm" svg:height="0.345cm" draw:control="control124"/>D) HCO<text:span text:style-name="T1">3-</text:span> </text:p>
        <text:p text:style-name="P2"><text:bookmark text:name="question_q18a5"/><draw:control text:anchor-type="as-char" draw:z-index="124" draw:style-name="gr1" draw:text-style-name="P5" svg:width="0.345cm" svg:height="0.345cm" draw:control="control125"/>E) mucus </text:p>
        <text:p text:style-name="Standard"><text:bookmark text:name="question_q18a6"/><draw:control text:anchor-type="as-char" draw:z-index="125" draw:style-name="gr1" draw:text-style-name="P5" svg:width="0.345cm" svg:height="0.345cm" draw:control="control126"/>F) somatostatin </text:p>
        <text:p text:style-name="Standard"><text:bookmark text:name="question_q18a7"/><draw:control text:anchor-type="as-char" draw:z-index="126" draw:style-name="gr1" draw:text-style-name="P5" svg:width="0.345cm" svg:height="0.345cm" draw:control="control127"/>G) Acetylcholine (Ach) </text:p>
        <text:p text:style-name="Standard"><text:bookmark text:name="question_q18a8"/><draw:control text:anchor-type="as-char" draw:z-index="127" draw:style-name="gr1" draw:text-style-name="P5" svg:width="0.345cm" svg:height="0.345cm" draw:control="control128"/>H) gastrin </text:p>
        <text:p text:style-name="Standard"/>
        <text:p text:style-name="Standard">19. What are the two types of diarrhea? Explain the underlying mechanism(s).</text:p>
        <text:p text:style-name="Standard"><text:tab/>Secretory &amp; osmotic. Secretory is caused by infection resulting in ion imbalance in the epithelial cells. The lecture used the example of cholera, in which there is an increase in active secretion of Cl- into the lumen, and the body attempts to compensate for Cl-concentration by adding Na+ to balance the charges. Water follows the sodium, and while the Na+/Cl- balance of the fecal material is isotonic to the body, the colon's ability to balance this situation is overwhelmed &amp; the result is rapid &amp; serious dehydration. </text:p>
        <text:p text:style-name="Standard"><text:tab/>In osmotic, the problem is the movement of osmotically active material into the colon (e.g., lactose), where there are no transporters to remove it &amp; the response is to take on water. Here, the Na+/Cl- balance will not add up to that of the body; it will be slightly less because of the other material causing the problem. (p. 18 notes)</text:p>
        <text:p text:style-name="Standard"/>
        <text:p text:style-name="P1">Key Answer: Osmotic diarrhea occurs when non-permeable particles such as lactose are present in the lumen of the colon. Secretory diarrhea (e.g., cholera) occurs when a bacterial infection enhances the secretion of Cl- into the lumen of the GI tract. The presence of negatively charged Cl- in the lumen attracts Na+ by a paracellular (between cells) pathway. Water follows Na+ across the epithelial cells to enter the gut lumen. The amount of water overwhelms the transport property of the colon resulting in diarrhea. </text:p>
        <text:p text:style-name="P1"/>
        <text:p text:style-name="Standard">20. What is intrinsic factor? What cell secretes it? Why is it important? Where is it absorbed?</text:p>
        <text:p text:style-name="Standard"><text:tab/>Intrinsic factor is secreted by parietal cells in the stomach. It is a carrier that binds vitamin B12, which in humans must come from the diet &amp; is absolutely necessary for making RBCs. <text:s/>No intrinsic factor = pernicious anemia; can't make the RBCs &amp; thus lower oxygen carrying capacity within the body. <text:s/>B12 from the diet binds to this intrinsic factor and then it passes through the small intestine, to the distal region of the small intestine, the ileum. In the ileum, there is a receptor for that carrier and the vitamin B12 can move across the ileo-epithelial cells into the body. </text:p>
        <text:p text:style-name="P1"/>
        <text:p text:style-name="P1">Key Answer: Intrinsic factor binds vitamin B12. It is secreted by parietal cells of the stomach and absorbed by the epithelium of the ileum (small intestine). Vitamin B-12 is required for the formation of red blood cells. </text:p>
        <text:p text:style-name="P1"/>
        <text:p text:style-name="P1"/>
        <text:p text:style-name="P1"/>
        <text:p text:style-name="Standard"><text:soft-page-break/>21. What roles do paracrines play in digestion? Give specific examples.</text:p>
        <text:p text:style-name="Standard"/>
        <text:p text:style-name="P1">Key Answer: Histamine acts as a paracrine to regulate the secretion of HCl by the parietal cells. The paracrine, somatostatin, is secreted by cells in the antrum of the stomach. Somatostatin inhibits the secretion of the hormone gastrin. </text:p>
        <text:p text:style-name="P1"/>
        <text:p text:style-name="Standard">22. Describe the two major patterns of motor activity in the digestive tract, include where they occur in the tract and their function.</text:p>
        <text:p text:style-name="Standard"><text:tab/>Segmentation (mixing that occurs via contraction of the inner muscle layer) and peristalsis, which occurs via the outer muscle layer &amp; works to move food material along progressively through the GI tract. Peristalsis occurs throughout the GI tract, from the esophagus to the large intestine; segmentation occurs in the small &amp; large intestine. Peristalsis is a one-way movement, whereas segmentation shifts material back &amp; forth, mixing it &amp; enhancing its contact with the lumenal epithelium.</text:p>
        <text:p text:style-name="Standard"/>
        <text:p text:style-name="P1">Key Answer: Peristalsis is initiated by distension (stretch). This leads to contraction behind the distension and relaxation ahead to propel the food bolus forward. Peristalsis is found throughout the GI tube from the esophagus to large intestine. Segmentation is for mixing. This occurs when the inner muscle layer of the externis contracts rhythmically causing the food bolus to move back and forth. Segmentation occurs in the small and large intestines to enhance absorption. Tonic contraction is for functional compartmentation. It occurs at the sphincters. <text:s/></text:p>
        <text:p text:style-name="Standard"/>
        <text:p text:style-name="Standard">23. What is the function of the migratory motor complex (MMC)?</text:p>
        <text:p text:style-name="Standard"><text:bookmark text:name="longanswer_q23"/><text:tab/>MMCs are pseudo-peristaltic contractions that work to tidy up the GI tract during fast periods. </text:p>
        <text:p text:style-name="Standard"/>
        <text:p text:style-name="P1">Key Answer: MMC is the migratory myoelectric complex. This motility is for house keeping. It sweeps clean the GI tract when it is empty of food. </text:p>
        <text:p text:style-name="Standard"/>
        <text:p text:style-name="Standard">24. Ingesting antacids with and after a meal to maintain gastric pH &gt; 6.0 will cause a greater than normal secretion of _______. </text:p>
        <text:p text:style-name="Standard"><text:bookmark text:name="question_q24a1"/><draw:control text:anchor-type="as-char" draw:z-index="128" draw:style-name="gr1" draw:text-style-name="P5" svg:width="0.345cm" svg:height="0.345cm" draw:control="control129"/>A) nitric oxide (NO) </text:p>
        <text:p text:style-name="Standard"><text:bookmark text:name="question_q24a2"/><draw:control text:anchor-type="as-char" draw:z-index="129" draw:style-name="gr1" draw:text-style-name="P5" svg:width="0.345cm" svg:height="0.345cm" draw:control="control130"/>B) gastrin </text:p>
        <text:p text:style-name="Standard"><text:bookmark text:name="question_q24a3"/><draw:control text:anchor-type="as-char" draw:z-index="130" draw:style-name="gr1" draw:text-style-name="P5" svg:width="0.345cm" svg:height="0.345cm" draw:control="control131"/>C) somatostatin </text:p>
        <text:p text:style-name="Standard"><text:bookmark text:name="question_q24a4"/><draw:control text:anchor-type="as-char" draw:z-index="131" draw:style-name="gr1" draw:text-style-name="P5" svg:width="0.345cm" svg:height="0.345cm" draw:control="control132"/>D) secretin </text:p>
        <text:p text:style-name="Standard"/>
        <text:p text:style-name="Standard">25. In the disease, sprue, the cells that line the small intestine have no microvilli. Does this change in morphology affect the function of the GI tract? If so, how? Will this affect the function of the colon?</text:p>
        <text:p text:style-name="Standard"/>
        <text:p text:style-name="Standard">26. Dr. Smith has acid reflux following each meal due to elevated secretion of HCl. The most effective means to reduce his symptoms would be to prescribe _______. <office:annotation><dc:creator>Unknown Author</dc:creator><dc:date>2013-04-23T17:30:20.21</dc:date><text:p text:style-name="P4"><text:span text:style-name="T5">'most effective' apparently means 'most hardcore'</text:span></text:p></office:annotation></text:p>
        <text:p text:style-name="Standard"><text:bookmark text:name="question_q26a1"/><draw:control text:anchor-type="as-char" draw:z-index="132" draw:style-name="gr1" draw:text-style-name="P5" svg:width="0.345cm" svg:height="0.345cm" draw:control="control133"/>A) antacids (TUMS) </text:p>
        <text:p text:style-name="Standard"><text:bookmark text:name="question_q26a2"/><draw:control text:anchor-type="as-char" draw:z-index="133" draw:style-name="gr1" draw:text-style-name="P5" svg:width="0.345cm" svg:height="0.345cm" draw:control="control134"/>B) nonsteroidal anti-inflammatory drugs (NSAID) </text:p>
        <text:p text:style-name="Standard"><text:bookmark text:name="question_q26a3"/><draw:control text:anchor-type="as-char" draw:z-index="134" draw:style-name="gr1" draw:text-style-name="P5" svg:width="0.345cm" svg:height="0.345cm" draw:control="control135"/><text:span text:style-name="T2">C) proton pump inhibitors (NEXIUM) </text:span></text:p>
        <text:p text:style-name="Standard"><text:bookmark text:name="question_q26a4"/><draw:control text:anchor-type="as-char" draw:z-index="135" draw:style-name="gr1" draw:text-style-name="P5" svg:width="0.345cm" svg:height="0.345cm" draw:control="control136"/>D) histamine receptor antagonists (TAGAMET) </text:p>
        <text:p text:style-name="Standard"/>
        <text:p text:style-name="Standard">27. During the ingestion of a meal, the primary type of contraction occurring in the esophagus is ______. </text:p>
        <text:p text:style-name="Standard"><text:bookmark text:name="question_q27a1"/><draw:control text:anchor-type="as-char" draw:z-index="136" draw:style-name="gr1" draw:text-style-name="P5" svg:width="0.345cm" svg:height="0.345cm" draw:control="control137"/>A) segmentation </text:p>
        <text:p text:style-name="Standard"><text:bookmark text:name="question_q27a2"/><draw:control text:anchor-type="as-char" draw:z-index="137" draw:style-name="gr1" draw:text-style-name="P5" svg:width="0.345cm" svg:height="0.345cm" draw:control="control138"/><text:span text:style-name="T2">B) peristalsis </text:span></text:p>
        <text:p text:style-name="Standard"><text:bookmark text:name="question_q27a3"/><draw:control text:anchor-type="as-char" draw:z-index="138" draw:style-name="gr1" draw:text-style-name="P5" svg:width="0.345cm" svg:height="0.345cm" draw:control="control139"/>C) tonic contraction </text:p>
        <text:p text:style-name="P3"><text:bookmark text:name="question_q27a4"/><text:soft-page-break/><draw:control text:anchor-type="as-char" draw:z-index="139" draw:style-name="gr1" draw:text-style-name="P5" svg:width="0.345cm" svg:height="0.345cm" draw:control="control140"/>D) migrating myoelectric complex (MMC) </text:p>
      </text:section>
      <text:p text:style-name="Horizontal_20_Lin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7:25:03</meta:creation-date>
    <meta:generator>OpenOffice.org/3.4$Win32 OpenOffice.org_project/340m1$Build-9590</meta:generator>
    <dc:date>2013-04-23T18:24:00.24</dc:date>
    <meta:editing-duration>PT58M43S</meta:editing-duration>
    <meta:editing-cycles>23</meta:editing-cycles>
    <meta:document-statistic meta:table-count="0" meta:image-count="0" meta:object-count="0" meta:page-count="7" meta:paragraph-count="184" meta:word-count="2065" meta:character-count="12883"/>
  </office:meta>
</office:document-meta>
</file>